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 fo:min-height="2.351cm" fo:min-width="4.63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751cm" fo:min-width="3.88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xml:id="id1" draw:id="id1" draw:layer="layout" svg:width="5cm" svg:height="1.673cm" svg:x="7.4cm" svg:y="0.5cm">
          <draw:text-box>
            <text:p>From figure 2.6</text:p>
          </draw:text-box>
        </draw:frame>
        <draw:custom-shape draw:style-name="gr2" draw:text-style-name="P1" xml:id="id2" draw:id="id2" draw:layer="layout" svg:width="4.6cm" svg:height="3.7cm" svg:x="7.5cm" svg:y="3cm">
          <text:p text:style-name="P1">Select edi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5" draw:id="id5" draw:layer="layout" svg:width="5.7cm" svg:height="1.6cm" svg:x="1.7cm" svg:y="7.2cm">
          <text:p text:style-name="P1">Edit cours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3" draw:id="id3" draw:layer="layout" svg:width="5.4cm" svg:height="1.6cm" svg:x="7.2cm" svg:y="7.3cm">
          <text:p text:style-name="P1">Edit typ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4" draw:id="id4" draw:layer="layout" svg:width="5.8cm" svg:height="1.6cm" svg:x="12.2cm" svg:y="7.4cm">
          <text:p text:style-name="P1">Edit date/lap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6" draw:id="id6" draw:layer="layout" svg:width="5.7cm" svg:height="1.5cm" svg:x="1.1cm" svg:y="10.3cm">
          <text:p text:style-name="P1">Select cours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7" draw:id="id7" draw:layer="layout" svg:width="6.2cm" svg:height="1.6cm" svg:x="0.8cm" svg:y="13cm">
          <text:p text:style-name="P1">Get new valu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8" draw:id="id8" draw:layer="layout" svg:width="7.5cm" svg:height="1.8cm" svg:x="0.1cm" svg:y="15.8cm">
          <text:p text:style-name="P1">Store new values </text:p>
          <text:p text:style-name="P1">in course tabl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" draw:text-style-name="P1" xml:id="id10" draw:id="id10" draw:layer="layout" svg:width="5.3cm" svg:height="3.1cm" svg:x="7.3cm" svg:y="16.1cm">
          <text:p text:style-name="P1">Add or edi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12" draw:id="id12" draw:layer="layout" svg:width="6.9cm" svg:height="1.7cm" svg:x="6.5cm" svg:y="20.4cm">
          <text:p text:style-name="P1">Change typ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13" draw:id="id13" draw:layer="layout" svg:width="5.4cm" svg:height="2cm" svg:x="6.7cm" svg:y="23.2cm">
          <text:p text:style-name="P1">Select type</text:p>
          <text:p text:style-name="P1">to edi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11" draw:id="id11" draw:layer="layout" svg:width="5.1cm" svg:height="1.6cm" svg:x="14.2cm" svg:y="16.9cm">
          <text:p text:style-name="P1">Add typ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16" draw:id="id16" draw:layer="layout" svg:width="5.7cm" svg:height="1.9cm" svg:x="13.9cm" svg:y="20.5cm">
          <text:p text:style-name="P1">Select type</text:p>
          <text:p text:style-name="P1">to ad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15" draw:id="id15" draw:layer="layout" svg:width="7.7cm" svg:height="2.6cm" svg:x="12.9cm" svg:y="26cm">
          <text:p text:style-name="P1">Store new values</text:p>
          <text:p text:style-name="P1">in event type tabl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" draw:text-style-name="P1" xml:id="id14" draw:id="id14" draw:layer="layout" svg:width="5.5cm" svg:height="2.3cm" svg:x="6.1cm" svg:y="26.1cm">
          <text:p text:style-name="P1">Get new</text:p>
          <text:p text:style-name="P1">type valu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17" draw:id="id17" draw:layer="layout" svg:width="5.9cm" svg:height="3.7cm" svg:x="12.1cm" svg:y="9.9cm">
          <text:p text:style-name="P1">Date or lap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draw:type="line" svg:x1="9.9cm" svg:y1="2.173cm" svg:x2="9.8cm" svg:y2="3cm" draw:start-shape="id1" draw:start-glue-point="2" draw:end-shape="id2" draw:end-glue-point="4" svg:d="M9900 2173l-100 827" svg:viewBox="0 0 101 828">
          <text:p/>
        </draw:connector>
        <draw:connector draw:style-name="gr4" draw:text-style-name="P1" draw:layer="layout" draw:type="line" svg:x1="9.8cm" svg:y1="6.7cm" svg:x2="9.9cm" svg:y2="7.3cm" draw:start-shape="id2" draw:start-glue-point="6" draw:end-shape="id3" draw:end-glue-point="5" svg:d="M9800 6700l100 600" svg:viewBox="0 0 101 601">
          <text:p/>
        </draw:connector>
        <draw:connector draw:style-name="gr4" draw:text-style-name="P1" draw:layer="layout" svg:x1="12.1cm" svg:y1="4.85cm" svg:x2="15.1cm" svg:y2="7.4cm" draw:start-shape="id2" draw:start-glue-point="7" draw:end-shape="id4" svg:d="M12100 4850h3000v2550" svg:viewBox="0 0 3001 2551">
          <text:p/>
        </draw:connector>
        <draw:connector draw:style-name="gr4" draw:text-style-name="P1" draw:layer="layout" svg:x1="7.5cm" svg:y1="4.85cm" svg:x2="5.12cm" svg:y2="7.2cm" draw:start-shape="id2" draw:start-glue-point="5" draw:end-shape="id5" draw:end-glue-point="4" svg:d="M7500 4850h-2380v2350" svg:viewBox="0 0 2381 2351">
          <text:p/>
        </draw:connector>
        <draw:connector draw:style-name="gr4" draw:text-style-name="P1" draw:layer="layout" draw:type="line" svg:x1="3.969cm" svg:y1="8.8cm" svg:x2="3.95cm" svg:y2="10.3cm" draw:start-shape="id5" draw:start-glue-point="7" draw:end-shape="id6" draw:end-glue-point="5" svg:d="M3969 8800l-19 1500" svg:viewBox="0 0 20 1501">
          <text:p/>
        </draw:connector>
        <draw:connector draw:style-name="gr4" draw:text-style-name="P1" draw:layer="layout" draw:type="line" svg:x1="3.95cm" svg:y1="11.8cm" svg:x2="3.9cm" svg:y2="13cm" draw:start-shape="id6" draw:start-glue-point="8" draw:end-shape="id7" svg:d="M3950 11800l-50 1200" svg:viewBox="0 0 51 1201">
          <text:p/>
        </draw:connector>
        <draw:connector draw:style-name="gr4" draw:text-style-name="P1" draw:layer="layout" draw:type="line" svg:x1="3.9cm" svg:y1="14.6cm" svg:x2="3.85cm" svg:y2="15.8cm" draw:start-shape="id7" draw:start-glue-point="8" draw:end-shape="id8" draw:end-glue-point="4" svg:d="M3900 14600l-50 1200" svg:viewBox="0 0 51 1201">
          <text:p/>
        </draw:connector>
        <draw:connector draw:style-name="gr4" draw:text-style-name="P1" draw:layer="layout" draw:type="line" svg:x1="3.85cm" svg:y1="17.6cm" svg:x2="3.85cm" svg:y2="19.127cm" draw:start-shape="id8" draw:start-glue-point="6" draw:end-shape="id9" draw:end-glue-point="0" svg:d="M3850 17600v1527" svg:viewBox="0 0 1 1528">
          <text:p/>
        </draw:connector>
        <draw:frame draw:style-name="gr1" xml:id="id9" draw:id="id9" draw:layer="layout" svg:width="4.7cm" svg:height="1.673cm" svg:x="1.5cm" svg:y="19.127cm">
          <draw:text-box>
            <text:p>See figure 2.6</text:p>
          </draw:text-box>
        </draw:frame>
        <draw:connector draw:style-name="gr4" draw:text-style-name="P1" draw:layer="layout" draw:type="line" svg:x1="9.9cm" svg:y1="8.9cm" svg:x2="9.95cm" svg:y2="16.1cm" draw:start-shape="id3" draw:start-glue-point="8" draw:end-shape="id10" draw:end-glue-point="4" svg:d="M9900 8900l50 7200" svg:viewBox="0 0 51 7201">
          <text:p/>
        </draw:connector>
        <draw:connector draw:style-name="gr4" draw:text-style-name="P1" draw:layer="layout" draw:type="line" svg:x1="12.6cm" svg:y1="17.65cm" svg:x2="14.71cm" svg:y2="17.7cm" draw:start-shape="id10" draw:start-glue-point="7" draw:end-shape="id11" draw:end-glue-point="6" svg:d="M12600 17650l2110 50" svg:viewBox="0 0 2111 51">
          <text:p/>
        </draw:connector>
        <draw:connector draw:style-name="gr4" draw:text-style-name="P1" draw:layer="layout" draw:type="line" svg:x1="9.95cm" svg:y1="19.2cm" svg:x2="9.95cm" svg:y2="20.4cm" draw:start-shape="id10" draw:start-glue-point="6" draw:end-shape="id12" draw:end-glue-point="5" svg:d="M9950 19200v1200" svg:viewBox="0 0 1 1201">
          <text:p/>
        </draw:connector>
        <draw:connector draw:style-name="gr4" draw:text-style-name="P1" draw:layer="layout" draw:type="line" svg:x1="9.95cm" svg:y1="22.1cm" svg:x2="9.94cm" svg:y2="23.2cm" draw:start-shape="id12" draw:start-glue-point="8" draw:end-shape="id13" draw:end-glue-point="4" svg:d="M9950 22100l-10 1100" svg:viewBox="0 0 11 1101">
          <text:p/>
        </draw:connector>
        <draw:connector draw:style-name="gr4" draw:text-style-name="P1" draw:layer="layout" draw:type="line" svg:x1="9.4cm" svg:y1="25.2cm" svg:x2="9.4cm" svg:y2="26.1cm" draw:start-shape="id13" draw:start-glue-point="8" draw:end-shape="id14" draw:end-glue-point="4" svg:d="M9400 25200v900" svg:viewBox="0 0 1 901">
          <text:p/>
        </draw:connector>
        <draw:connector draw:style-name="gr4" draw:text-style-name="P1" draw:layer="layout" draw:type="line" svg:x1="11.04cm" svg:y1="27.25cm" svg:x2="12.9cm" svg:y2="27.3cm" draw:start-shape="id14" draw:start-glue-point="9" draw:end-shape="id15" draw:end-glue-point="5" svg:d="M11040 27250l1860 50" svg:viewBox="0 0 1861 51">
          <text:p/>
        </draw:connector>
        <draw:connector draw:style-name="gr4" draw:text-style-name="P1" draw:layer="layout" draw:type="line" svg:x1="16.75cm" svg:y1="18.5cm" svg:x2="16.75cm" svg:y2="20.5cm" draw:start-shape="id11" draw:start-glue-point="8" draw:end-shape="id16" draw:end-glue-point="5" svg:d="M16750 18500v2000" svg:viewBox="0 0 1 2001">
          <text:p/>
        </draw:connector>
        <draw:connector draw:style-name="gr4" draw:text-style-name="P1" draw:layer="layout" draw:type="line" svg:x1="16.75cm" svg:y1="22.4cm" svg:x2="16.75cm" svg:y2="26cm" draw:start-shape="id16" draw:start-glue-point="8" draw:end-shape="id15" draw:end-glue-point="4" svg:d="M16750 22400v3600" svg:viewBox="0 0 1 3601">
          <text:p/>
        </draw:connector>
        <draw:connector draw:style-name="gr4" draw:text-style-name="P1" draw:layer="layout" draw:type="line" svg:x1="15.1cm" svg:y1="9cm" svg:x2="15.05cm" svg:y2="9.9cm" draw:start-shape="id4" draw:start-glue-point="8" draw:end-shape="id17" draw:end-glue-point="4" svg:d="M15100 9000l-50 900" svg:viewBox="0 0 51 901">
          <text:p/>
        </draw:connector>
        <draw:custom-shape draw:style-name="gr5" draw:text-style-name="P1" xml:id="id18" draw:id="id18" draw:layer="layout" svg:width="7.2cm" svg:height="2cm" svg:x="20.3cm" svg:y="10.7cm">
          <text:p text:style-name="P1">Get new laps valu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1" xml:id="id19" draw:id="id19" draw:layer="layout" svg:width="7.2cm" svg:height="2cm" svg:x="17.2cm" svg:y="14.3cm">
          <text:p text:style-name="P1">Get new date valu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draw:type="line" svg:x1="18cm" svg:y1="11.75cm" svg:x2="21.02cm" svg:y2="11.7cm" draw:start-shape="id17" draw:start-glue-point="7" draw:end-shape="id18" draw:end-glue-point="6" svg:d="M18000 11750l3020-50" svg:viewBox="0 0 3021 51">
          <text:p/>
        </draw:connector>
        <draw:connector draw:style-name="gr4" draw:text-style-name="P1" draw:layer="layout" svg:x1="15.05cm" svg:y1="13.6cm" svg:x2="17.92cm" svg:y2="15.3cm" draw:start-shape="id17" draw:start-glue-point="6" draw:end-shape="id19" draw:end-glue-point="6" svg:d="M15050 13600v1700h2870" svg:viewBox="0 0 2871 1701">
          <text:p/>
        </draw:connector>
        <draw:custom-shape draw:style-name="gr3" draw:text-style-name="P1" xml:id="id20" draw:id="id20" draw:layer="layout" svg:width="7.7cm" svg:height="2.6cm" svg:x="20.6cm" svg:y="17.3cm">
          <text:p text:style-name="P1">Store new values</text:p>
          <text:p text:style-name="P1">in event tabl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4" draw:text-style-name="P1" draw:layer="layout" svg:x1="26.767cm" svg:y1="11.7cm" svg:x2="27.017cm" svg:y2="18.6cm" draw:start-shape="id18" draw:start-glue-point="9" draw:end-shape="id20" draw:end-glue-point="7" svg:d="M26767 11700h2035v6900h-1785" svg:viewBox="0 0 2036 6901">
          <text:p/>
        </draw:connector>
        <draw:frame draw:style-name="gr6" xml:id="id21" draw:id="id21" draw:layer="layout" svg:width="4.7cm" svg:height="0.962cm" svg:x="21.2cm" svg:y="26.8cm">
          <draw:text-box>
            <text:p>See figure 2.6</text:p>
          </draw:text-box>
        </draw:frame>
        <draw:connector draw:style-name="gr4" draw:text-style-name="P1" draw:layer="layout" draw:type="line" svg:x1="19.317cm" svg:y1="27.3cm" svg:x2="21.2cm" svg:y2="27.281cm" draw:start-shape="id15" draw:start-glue-point="7" draw:end-shape="id21" draw:end-glue-point="3" svg:d="M19317 27300l1883-19" svg:viewBox="0 0 1884 20">
          <text:p/>
        </draw:connector>
        <draw:connector draw:style-name="gr4" draw:text-style-name="P1" draw:layer="layout" svg:x1="24.45cm" svg:y1="19.9cm" svg:x2="23.55cm" svg:y2="26.8cm" draw:start-shape="id20" draw:start-glue-point="6" draw:end-shape="id21" svg:d="M24450 19900v3451h-900v3449" svg:viewBox="0 0 901 6901">
          <text:p/>
        </draw:connector>
        <draw:connector draw:style-name="gr4" draw:text-style-name="P1" draw:layer="layout" svg:x1="23.667cm" svg:y1="15.3cm" svg:x2="24.45cm" svg:y2="17.3cm" draw:start-shape="id19" draw:start-glue-point="9" draw:end-shape="id20" draw:end-glue-point="4" svg:d="M23667 15300h783v2000" svg:viewBox="0 0 784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4T15:56:01.796000000</meta:creation-date>
    <dc:date>2015-01-16T17:43:59.175000000</dc:date>
    <meta:editing-duration>PT4M11S</meta:editing-duration>
    <meta:editing-cycles>3</meta:editing-cycles>
    <meta:generator>LibreOffice/4.3.2.2$Windows_x86 LibreOffice_project/edfb5295ba211bd31ad47d0bad0118690f76407d</meta:generator>
    <meta:document-statistic meta:object-count="44"/>
  </office:meta>
</office:document-meta>
</file>